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821" officeooo:paragraph-rsid="00156821"/>
    </style:style>
    <style:style style:name="P2" style:family="paragraph" style:parent-style-name="Standard">
      <style:text-properties officeooo:paragraph-rsid="00156821"/>
    </style:style>
    <style:style style:name="P3" style:family="paragraph" style:parent-style-name="Standard">
      <style:text-properties officeooo:paragraph-rsid="00164f1d"/>
    </style:style>
    <style:style style:name="P4" style:family="paragraph" style:parent-style-name="Standard">
      <style:text-properties officeooo:rsid="0019127c" officeooo:paragraph-rsid="0019127c"/>
    </style:style>
    <style:style style:name="P5" style:family="paragraph" style:parent-style-name="Standard">
      <style:text-properties officeooo:rsid="001a4f0a" officeooo:paragraph-rsid="001a4f0a"/>
    </style:style>
    <style:style style:name="P6" style:family="paragraph" style:parent-style-name="Standard">
      <style:text-properties officeooo:rsid="001da999" officeooo:paragraph-rsid="001da999"/>
    </style:style>
    <style:style style:name="P7" style:family="paragraph" style:parent-style-name="Standard">
      <style:text-properties officeooo:rsid="00201ef7" officeooo:paragraph-rsid="00201ef7"/>
    </style:style>
    <style:style style:name="T1" style:family="text">
      <style:text-properties officeooo:rsid="00156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ggested reviewers:</text:p>
      <text:p text:style-name="P3"><text:span text:style-name="T1">Ana Rodrigues </text:span></text:p>
      <text:p text:style-name="P3">Centre d'Ecologie Fonctionnelle et Evolutive</text:p>
      <text:p text:style-name="P3"><text:bookmark text:name="cloak90105ad5924d5cf2712a70c346affa2d"/><text:a xlink:type="simple" xlink:href="mailto:ana.rodrigues@cefe.cnrs.fr" text:style-name="Internet_20_link" text:visited-style-name="Visited_20_Internet_20_Link">ana.rodrigues@cefe.cnrs.fr</text:a></text:p>
      <text:p text:style-name="P3"><text:a xlink:type="simple" xlink:href="https://scholar.google.com/citations?user=HueI4lcAAAAJ&amp;hl=en" text:style-name="Internet_20_link" text:visited-style-name="Visited_20_Internet_20_Link"><text:span text:style-name="T1">https://scholar.google.com/citations?user=HueI4lcAAAAJ&amp;hl=en</text:span></text:a></text:p>
      <text:p text:style-name="P3"/>
      <text:p text:style-name="P6">Carla Sgro</text:p>
      <text:p text:style-name="P6">Monash University</text:p>
      <text:p text:style-name="P6"><text:a xlink:type="simple" xlink:href="mailto:carla.sgro@monash.edu" text:style-name="Internet_20_link" text:visited-style-name="Visited_20_Internet_20_Link">carla.sgro@monash.edu</text:a></text:p>
      <text:p text:style-name="P6"><text:a xlink:type="simple" xlink:href="https://scholar.google.com/citations?user=AuuUYsUAAAAJ&amp;hl=en&amp;oi=ao" text:style-name="Internet_20_link" text:visited-style-name="Visited_20_Internet_20_Link">https://scholar.google.com/citations?user=AuuUYsUAAAAJ&amp;hl=en&amp;oi=ao</text:a></text:p>
      <text:p text:style-name="P6"/>
      <text:p text:style-name="P7">Tom Brooks</text:p>
      <text:p text:style-name="P7">IUCN</text:p>
      <text:p text:style-name="P7"><text:a xlink:type="simple" xlink:href="mailto:t.brooks@iucn.org" office:target-frame-name="_self" xlink:show="replace" text:style-name="Internet_20_link" text:visited-style-name="Visited_20_Internet_20_Link">t.brooks@iucn.org</text:a></text:p>
      <text:p text:style-name="P7"><text:a xlink:type="simple" xlink:href="https://scholar.google.com/citations?hl=en&amp;user=xwlBqaMAAAAJ&amp;view_op=list_works&amp;sortby=pubdate" text:style-name="Internet_20_link" text:visited-style-name="Visited_20_Internet_20_Link">https://scholar.google.com/citations?hl=en&amp;user=xwlBqaMAAAAJ&amp;view_op=list_works&amp;sortby=pubdate</text:a></text:p>
      <text:p text:style-name="P7"/>
      <text:p text:style-name="P7"/>
      <text:p text:style-name="P4">Exclude reviewers:</text:p>
      <text:p text:style-name="P5">James Watson</text:p>
      <text:p text:style-name="P5">University of Queensland</text:p>
      <text:p text:style-name="P5"><text:a xlink:type="simple" xlink:href="mailto:jwatson@wcs.org" text:style-name="Internet_20_link" text:visited-style-name="Visited_20_Internet_20_Link">jwatson@wcs.org</text:a></text:p>
      <text:p text:style-name="P5"><text:a xlink:type="simple" xlink:href="https://scholar.google.com/citations?user=T5SGR4cAAAAJ&amp;hl=en&amp;oi=ao" text:style-name="Internet_20_link" text:visited-style-name="Visited_20_Internet_20_Link">https://scholar.google.com/citations?user=T5SGR4cAAAAJ&amp;hl=en&amp;oi=ao</text:a></text:p>
      <text:p text:style-name="P6">(close collaboration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hard Schuster</meta:initial-creator>
    <meta:creation-date>2021-01-18T13:38:39.645672774</meta:creation-date>
    <meta:generator>LibreOffice/6.4.6.2$Linux_X86_64 LibreOffice_project/40$Build-2</meta:generator>
    <dc:date>2021-01-18T13:52:09.475700378</dc:date>
    <dc:creator>Richard Schuster</dc:creator>
    <meta:editing-duration>PT13M25S</meta:editing-duration>
    <meta:editing-cycles>12</meta:editing-cycles>
    <meta:document-statistic meta:table-count="0" meta:image-count="0" meta:object-count="0" meta:page-count="1" meta:paragraph-count="19" meta:word-count="33" meta:character-count="558" meta:non-whitespace-character-count="543"/>
  </office:meta>
</office:document-meta>
</file>